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officeooo:rsid="0017c283"/>
    </style:style>
    <style:style style:name="P2" style:family="paragraph" style:parent-style-name="Standard">
      <style:paragraph-properties fo:text-align="justify" style:justify-single-word="false"/>
      <style:text-properties style:font-name="Arial1" officeooo:paragraph-rsid="0017da18"/>
    </style:style>
    <style:style style:name="P3" style:family="paragraph" style:parent-style-name="Standard">
      <style:paragraph-properties fo:text-align="justify" style:justify-single-word="false"/>
      <style:text-properties style:font-name="Arial1" officeooo:rsid="00195c75" officeooo:paragraph-rsid="00195c75"/>
    </style:style>
    <style:style style:name="P4" style:family="paragraph" style:parent-style-name="Standard">
      <style:paragraph-properties fo:text-align="justify" style:justify-single-word="false"/>
      <style:text-properties style:font-name="Arial1" officeooo:rsid="001a09a0" officeooo:paragraph-rsid="001a09a0"/>
    </style:style>
    <style:style style:name="P5" style:family="paragraph" style:parent-style-name="Standard">
      <style:paragraph-properties fo:text-align="justify" style:justify-single-word="false"/>
      <style:text-properties officeooo:rsid="001a09a0" officeooo:paragraph-rsid="001a09a0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1bb319" officeooo:paragraph-rsid="001bb319"/>
    </style:style>
    <style:style style:name="P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1" style:text-underline-style="solid" style:text-underline-width="auto" style:text-underline-color="font-color" officeooo:rsid="00195c75" officeooo:paragraph-rsid="00195c75"/>
    </style:style>
    <style:style style:name="P8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1bb319" officeooo:paragraph-rsid="001bb319"/>
    </style:style>
    <style:style style:name="T1" style:family="text">
      <style:text-properties officeooo:rsid="0017da18"/>
    </style:style>
    <style:style style:name="T2" style:family="text">
      <style:text-properties style:font-name="Arial1"/>
    </style:style>
    <style:style style:name="T3" style:family="text">
      <style:text-properties style:font-name="Arial1" officeooo:rsid="0017da18"/>
    </style:style>
    <style:style style:name="T4" style:family="text">
      <style:text-properties style:font-name="Arial1" officeooo:rsid="001bdb09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 wykonania tego zadania należało użyć dodatkowych bibliotek takich jak: opencv oraz <text:s/>INIParser. Opencv służy do obróbki obrazu a INIParser do pobierania danych z plików typu „ini”.</text:p>
      <text:p text:style-name="P1"/>
      <text:p text:style-name="P2"><text:span text:style-name="T1">Do wykonania tego projektu nie było konieczne użycie dodatkowych narzędzi. Wobec tego użyto tylko takich narzędzi jak: Visual Studio 2015, </text:span>Microsoft Visio,<text:span text:style-name="T1"> </text:span>GIT, <text:s/>GitHub, <text:span text:style-name="T1">Doxygen. (Bugzilla nie była potrzebna, ponieważ jest już zawarta w GitHub). Zamiast programu Doxygen można było użyć programu Sandcastle. Jedak ostatecznie zdecydowano się na Doxygen.</text:span></text:p>
      <text:p text:style-name="P2"/>
      <text:p text:style-name="P2"/>
      <text:p text:style-name="P7"><text:span text:style-name="T1">S</text:span>pecyfikacja techniczna:</text:p>
      <text:p text:style-name="P3"><text:tab/>Wykonany programu służy do obróbki cyfrowej obrazu. Program jest uruchamiany z linii poleceń. W pliku images.ini znajdują się ścieżki obrazów, które mają być przetworzone oraz adres folderu, do którego program później zapisze nowe obrazy powstałe po przetworzeniu. </text:p>
      <text:p text:style-name="P3"/>
      <text:p text:style-name="P4">Program dokonuje wyrównania jasności odczytanych obrazów. W folderze docelowym jest zapisana matryca miniatur plików źródłowych oraz matryca miniatur obrazów docelowych (jeden plik powinien zawierać sklejone ze sobą zmniejszone obrazy źródłowe a drugi plik – sklejone obrazy po przetworzeniu, aby można szybko było zobaczyć efekty działania programu).</text:p>
      <text:p text:style-name="P4"/>
      <text:p text:style-name="P5"><text:span text:style-name="T2">Użyto takich narzędzi jak: </text:span><text:span text:style-name="T3">Visual Studio 2015, </text:span><text:span text:style-name="T2">Microsoft Visio,</text:span><text:span text:style-name="T3"> </text:span><text:span text:style-name="T2">GIT, <text:s/>GitHub, </text:span><text:span text:style-name="T3">Doxygen; </text:span><text:span text:style-name="T2">oraz dodatkowych <text:s/>bibliotek: opencv i INIParser.</text:span></text:p>
      <text:p text:style-name="P5"><text:span text:style-name="T2"/></text:p>
      <text:p text:style-name="P5"><text:span text:style-name="T2"/></text:p>
      <text:p text:style-name="P8"><text:span text:style-name="T2">Harmonogram pracy:</text:span></text:p>
      <text:p text:style-name="P6"><text:span text:style-name="T2">- rozdzielenie zdań między osobami w grupie,</text:span></text:p>
      <text:p text:style-name="P6"><text:span text:style-name="T2">- wykonanie repozytorium plików na GitHubie,</text:span></text:p>
      <text:p text:style-name="P6"><text:span text:style-name="T2">- zainstalowanie odpowiednich programów oraz bibliotek</text:span></text:p>
      <text:p text:style-name="P6"><text:span text:style-name="T2">- napisanie programu do obróbki obrazów, równolegle w czasie wykonano zadania:</text:span></text:p>
      <text:p text:style-name="P6"><text:span text:style-name="T2"><text:tab/>*analiza plików ini,</text:span></text:p>
      <text:p text:style-name="P6"><text:span text:style-name="T2"><text:tab/>*odczytywanie, zapisywanie i wyświetlanie obrazów w Opencv,</text:span></text:p>
      <text:p text:style-name="P6"><text:span text:style-name="T2"><text:tab/>*wybranie i sprawdzenie metody wyrównania jasności obrazów,</text:span></text:p>
      <text:p text:style-name="P6"><text:span text:style-name="T2"><text:tab/>*wykonanie dokumentacji w programie Doxygen,</text:span></text:p>
      <text:p text:style-name="P6"><text:span text:style-name="T2">- połączenie powyższych programów w jeden,</text:span></text:p>
      <text:p text:style-name="P6"><text:span text:style-name="T2">- </text:span><text:span text:style-name="T4">wykonanie modelu UML w programie Vis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1:14:18.019000000</meta:creation-date>
    <dc:date>2016-06-12T12:35:51.584000000</dc:date>
    <meta:editing-duration>PT41M20S</meta:editing-duration>
    <meta:editing-cycles>6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17" meta:word-count="245" meta:character-count="1818" meta:non-whitespace-character-count="1579"/>
  </office:meta>
</office:document-meta>
</file>